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tentBasedRouter.setForwardOperation( boolean forward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ntBasedRouter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ntentBasedRouter.isForward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ntBasedRouter.processAsync( MessageExchange exchang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AbstractContentBasedRouter.processSync( MessageExchange exchan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